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/>
    </style:style>
    <style:style style:name="P6" style:parent-style-name="Normal" style:family="paragraph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P8" style:parent-style-name="Normal" style:family="paragraph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/>
    </style:style>
    <style:style style:name="P14" style:parent-style-name="Normal" style:family="paragraph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P20" style:parent-style-name="Normal" style:family="paragraph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P22" style:parent-style-name="Normal" style:family="paragraph">
      <style:text-properties style:font-name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P34" style:parent-style-name="Normal" style:family="paragraph">
      <style:text-properties style:font-name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fo:font-size="12pt" style:font-size-asian="12pt" style:font-size-complex="12pt"/>
    </style:style>
    <style:style style:name="P52" style:parent-style-name="Normal" style:family="paragraph">
      <style:text-properties style:font-name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P66" style:parent-style-name="Normal" style:family="paragraph">
      <style:text-properties style:font-name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fo:font-size="12pt" style:font-size-asian="12pt" style:font-size-complex="12pt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fo:font-size="12pt" style:font-size-asian="12pt" style:font-size-complex="12pt"/>
    </style:style>
    <style:style style:name="P75" style:parent-style-name="Normal" style:family="paragraph">
      <style:text-properties style:font-name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fo:font-size="12pt" style:font-size-asian="12pt" style:font-size-complex="12pt"/>
    </style:style>
    <style:style style:name="P78" style:parent-style-name="Normal" style:family="paragraph">
      <style:text-properties style:font-name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fo:font-size="12pt" style:font-size-asian="12pt" style:font-size-complex="12pt"/>
    </style:style>
    <style:style style:name="P81" style:parent-style-name="Normal" style:family="paragraph">
      <style:text-properties style:font-name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fo:font-size="12pt" style:font-size-asian="12pt" style:font-size-complex="12pt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fo:font-size="12pt" style:font-size-asian="12pt" style:font-size-complex="12pt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fo:font-size="12pt" style:font-size-asian="12pt" style:font-size-complex="12pt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fo:font-size="12pt" style:font-size-asian="12pt" style:font-size-complex="12pt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fo:font-size="12pt" style:font-size-asian="12pt" style:font-size-complex="12pt"/>
    </style:style>
    <style:style style:name="T102" style:parent-style-name="DefaultParagraphFont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#include &lt;iostream&gt;</text:span></text:p>
      <text:p text:style-name="Normal"><text:span text:style-name="T3">#include &lt;sys/time.h&gt;</text:span></text:p>
      <text:p text:style-name="Normal"><text:span text:style-name="T4">#include &lt;time.h&gt;</text:span></text:p>
      <text:p text:style-name="Normal"><text:span text:style-name="T5">#include &lt;sys/resource.h&gt;</text:span></text:p>
      <text:p text:style-name="P6"/>
      <text:p text:style-name="Normal"><text:span text:style-name="T7">using namespace std; <text:s/>// Added for convenience</text:span></text:p>
      <text:p text:style-name="P8"/>
      <text:p text:style-name="Normal"><text:span text:style-name="T9">// Function to merge two subarrays of 'input' array</text:span></text:p>
      <text:p text:style-name="Normal"><text:span text:style-name="T10">void merge(int input[], int l, int m, int r) {</text:span></text:p>
      <text:p text:style-name="Normal"><text:span text:style-name="T11"><text:s text:c="4"/>int n1 = m - l + 1;</text:span></text:p>
      <text:p text:style-name="Normal"><text:span text:style-name="T12"><text:s text:c="4"/>int n2 = r - m;</text:span></text:p>
      <text:p text:style-name="Normal"><text:span text:style-name="T13"><text:s text:c="4"/>int L[n1], R[n2];</text:span></text:p>
      <text:p text:style-name="P14"/>
      <text:p text:style-name="Normal"><text:span text:style-name="T15"><text:s text:c="4"/>// Copy data to temporary arrays L[] and R[]</text:span></text:p>
      <text:p text:style-name="Normal"><text:span text:style-name="T16"><text:s text:c="4"/>for (int i = 0; i &lt; n1; i++)</text:span></text:p>
      <text:p text:style-name="Normal"><text:span text:style-name="T17"><text:s text:c="8"/>L[i] = input[l + i];</text:span></text:p>
      <text:p text:style-name="Normal"><text:span text:style-name="T18"><text:s text:c="4"/>for (int j = 0; j &lt; n2; j++)</text:span></text:p>
      <text:p text:style-name="Normal"><text:span text:style-name="T19"><text:s text:c="8"/>R[j] = input[m + 1 + j];</text:span></text:p>
      <text:p text:style-name="P20"/>
      <text:p text:style-name="Normal"><text:span text:style-name="T21"><text:s text:c="4"/>int i = 0, j = 0, k = l;</text:span></text:p>
      <text:p text:style-name="P22"/>
      <text:p text:style-name="Normal"><text:span text:style-name="T23"><text:s text:c="4"/>// Merge the two subarrays back into the original array 'input'</text:span></text:p>
      <text:p text:style-name="Normal"><text:span text:style-name="T24"><text:s text:c="4"/>while (i &lt; n1 &amp;&amp; j &lt; n2) {</text:span></text:p>
      <text:p text:style-name="Normal"><text:span text:style-name="T25"><text:s text:c="8"/>if (L[i] &lt;= R[j]) {</text:span></text:p>
      <text:p text:style-name="Normal"><text:span text:style-name="T26"><text:s text:c="12"/>input[k] = L[i];</text:span></text:p>
      <text:p text:style-name="Normal"><text:span text:style-name="T27"><text:s text:c="12"/>i++;</text:span></text:p>
      <text:p text:style-name="Normal"><text:span text:style-name="T28"><text:s text:c="8"/>} else {</text:span></text:p>
      <text:p text:style-name="Normal"><text:span text:style-name="T29"><text:s text:c="12"/>input[k] = R[j];</text:span></text:p>
      <text:p text:style-name="Normal"><text:span text:style-name="T30"><text:s text:c="12"/>j++;</text:span></text:p>
      <text:p text:style-name="Normal"><text:span text:style-name="T31"><text:s text:c="8"/>}</text:span></text:p>
      <text:soft-page-break/>
      <text:p text:style-name="Normal"><text:span text:style-name="T32"><text:s text:c="8"/>k++;</text:span></text:p>
      <text:p text:style-name="Normal"><text:span text:style-name="T33"><text:s text:c="4"/>}</text:span></text:p>
      <text:p text:style-name="P34"/>
      <text:p text:style-name="Normal"><text:span text:style-name="T35"><text:s text:c="4"/>// Copy the remaining elements of L[] and R[] (if any)</text:span></text:p>
      <text:p text:style-name="Normal"><text:span text:style-name="T36"><text:s text:c="4"/>while (i &lt; n1) {</text:span></text:p>
      <text:p text:style-name="Normal"><text:span text:style-name="T37"><text:s text:c="8"/>input[k] = L[i];</text:span></text:p>
      <text:p text:style-name="Normal"><text:span text:style-name="T38"><text:s text:c="8"/>i++;</text:span></text:p>
      <text:p text:style-name="Normal"><text:span text:style-name="T39"><text:s text:c="8"/>k++;</text:span></text:p>
      <text:p text:style-name="Normal"><text:span text:style-name="T40"><text:s text:c="4"/>}</text:span></text:p>
      <text:p text:style-name="Normal"><text:span text:style-name="T41"><text:s text:c="4"/>while (j &lt; n2) {</text:span></text:p>
      <text:p text:style-name="Normal"><text:span text:style-name="T42"><text:s text:c="8"/>input[k] = R[j];</text:span></text:p>
      <text:p text:style-name="Normal"><text:span text:style-name="T43"><text:s text:c="8"/>j++;</text:span></text:p>
      <text:p text:style-name="Normal"><text:span text:style-name="T44"><text:s text:c="8"/>k++;</text:span></text:p>
      <text:p text:style-name="Normal"><text:span text:style-name="T45"><text:s text:c="4"/>}</text:span></text:p>
      <text:p text:style-name="Normal"><text:span text:style-name="T46">}</text:span></text:p>
      <text:p text:style-name="P47"/>
      <text:p text:style-name="Normal"><text:span text:style-name="T48">// Function to perform merge sort on 'input' array</text:span></text:p>
      <text:p text:style-name="Normal"><text:span text:style-name="T49">void merge_sort(int input[], int l, int r) {</text:span></text:p>
      <text:p text:style-name="Normal"><text:span text:style-name="T50"><text:s text:c="4"/>if (l &lt; r) {</text:span></text:p>
      <text:p text:style-name="Normal"><text:span text:style-name="T51"><text:s text:c="8"/>int m = l + (r - l) / 2;</text:span></text:p>
      <text:p text:style-name="P52"/>
      <text:p text:style-name="Normal"><text:span text:style-name="T53"><text:s text:c="8"/>// Recursively divide and merge the subarrays</text:span></text:p>
      <text:p text:style-name="Normal"><text:span text:style-name="T54"><text:s text:c="8"/>merge_sort(input, l, m);</text:span></text:p>
      <text:p text:style-name="Normal"><text:span text:style-name="T55"><text:s text:c="8"/>merge_sort(input, m + 1, r);</text:span></text:p>
      <text:p text:style-name="P56"/>
      <text:p text:style-name="Normal"><text:span text:style-name="T57"><text:s text:c="8"/>// Merge the divided subarrays</text:span></text:p>
      <text:p text:style-name="Normal"><text:span text:style-name="T58"><text:s text:c="8"/>merge(input, l, m, r);</text:span></text:p>
      <text:p text:style-name="Normal"><text:span text:style-name="T59"><text:s text:c="4"/>}</text:span></text:p>
      <text:p text:style-name="Normal"><text:span text:style-name="T60">}</text:span></text:p>
      <text:p text:style-name="P61"/>
      <text:soft-page-break/>
      <text:p text:style-name="Normal"><text:span text:style-name="T62">int main() {</text:span></text:p>
      <text:p text:style-name="Normal"><text:span text:style-name="T63"><text:s text:c="4"/>struct timeval tv1, tv2;</text:span></text:p>
      <text:p text:style-name="Normal"><text:span text:style-name="T64"><text:s text:c="4"/>int size, input[50], i;</text:span></text:p>
      <text:p text:style-name="Normal"><text:span text:style-name="T65"><text:s text:c="4"/>struct rusage r_usage;</text:span></text:p>
      <text:p text:style-name="P66"/>
      <text:p text:style-name="Normal"><text:span text:style-name="T67"><text:s text:c="4"/>// Prompt the user to enter the input size and array elements</text:span></text:p>
      <text:p text:style-name="Normal"><text:span text:style-name="T68"><text:s text:c="4"/>cout &lt;&lt; "Enter the file size: " &lt;&lt; endl;</text:span></text:p>
      <text:p text:style-name="Normal"><text:span text:style-name="T69"><text:s text:c="4"/>cin &gt;&gt; size;</text:span></text:p>
      <text:p text:style-name="Normal"><text:span text:style-name="T70"><text:s text:c="4"/>cout &lt;&lt; "Enter the file Id's: " &lt;&lt; endl;</text:span></text:p>
      <text:p text:style-name="P71"/>
      <text:p text:style-name="Normal"><text:span text:style-name="T72"><text:s text:c="4"/>for (i = 0; i &lt; size; i++) {</text:span></text:p>
      <text:p text:style-name="Normal"><text:span text:style-name="T73"><text:s text:c="8"/>cin &gt;&gt; input[i];</text:span></text:p>
      <text:p text:style-name="Normal"><text:span text:style-name="T74"><text:s text:c="4"/>}</text:span></text:p>
      <text:p text:style-name="P75"/>
      <text:p text:style-name="Normal"><text:span text:style-name="T76"><text:s text:c="4"/>// Measure the start time for the sorting process</text:span></text:p>
      <text:p text:style-name="Normal"><text:span text:style-name="T77"><text:s text:c="4"/>gettimeofday(&amp;tv1, NULL);</text:span></text:p>
      <text:p text:style-name="P78"/>
      <text:p text:style-name="Normal"><text:span text:style-name="T79"><text:s text:c="4"/>// Call the merge_sort function to sort the array</text:span></text:p>
      <text:p text:style-name="Normal"><text:span text:style-name="T80"><text:s text:c="4"/>merge_sort(input, 0, size - 1);</text:span></text:p>
      <text:p text:style-name="P81"/>
      <text:p text:style-name="Normal"><text:span text:style-name="T82"><text:s text:c="4"/>// Measure the end time after sorting</text:span></text:p>
      <text:p text:style-name="Normal"><text:span text:style-name="T83"><text:s text:c="4"/>gettimeofday(&amp;tv2, NULL);</text:span></text:p>
      <text:p text:style-name="P84"/>
      <text:p text:style-name="Normal"><text:span text:style-name="T85"><text:s text:c="4"/>// Display the sorted array</text:span></text:p>
      <text:p text:style-name="Normal"><text:span text:style-name="T86"><text:s text:c="4"/>cout &lt;&lt; "\nSorted array is: " &lt;&lt; endl;</text:span></text:p>
      <text:p text:style-name="Normal"><text:span text:style-name="T87"><text:s text:c="4"/>for (i = 0; i &lt; size; i++) {</text:span></text:p>
      <text:p text:style-name="Normal"><text:span text:style-name="T88"><text:s text:c="8"/>cout &lt;&lt; input[i] &lt;&lt; "\t";</text:span></text:p>
      <text:p text:style-name="Normal"><text:span text:style-name="T89"><text:s text:c="4"/>}</text:span></text:p>
      <text:p text:style-name="P90"/>
      <text:p text:style-name="Normal"><text:span text:style-name="T91"><text:s text:c="4"/>// Calculate and display the execution time in microseconds and seconds</text:span></text:p>
      <text:soft-page-break/>
      <text:p text:style-name="Normal"><text:span text:style-name="T92"><text:s text:c="4"/>double time_microseconds = (double)(tv2.tv_usec - tv1.tv_usec);</text:span></text:p>
      <text:p text:style-name="Normal"><text:span text:style-name="T93"><text:s text:c="4"/>double time_seconds = (double)(tv2.tv_usec - tv1.tv_usec) / 1000000 +</text:span></text:p>
      <text:p text:style-name="Normal"><text:span text:style-name="T94"><text:s text:c="8"/>(double)(tv2.tv_sec - tv1.tv_sec);</text:span></text:p>
      <text:p text:style-name="P95"/>
      <text:p text:style-name="Normal"><text:span text:style-name="T96"><text:s text:c="4"/>cout &lt;&lt; "Time of merge sort = " &lt;&lt; time_microseconds &lt;&lt; " microseconds" &lt;&lt; endl;</text:span></text:p>
      <text:p text:style-name="Normal"><text:span text:style-name="T97"><text:s text:c="4"/>cout &lt;&lt; "Total time = " &lt;&lt; time_seconds &lt;&lt; " seconds" &lt;&lt; endl;</text:span></text:p>
      <text:p text:style-name="P98"/>
      <text:p text:style-name="Normal"><text:span text:style-name="T99"><text:s text:c="4"/>// Measure and display the memory usage in kilobytes</text:span></text:p>
      <text:p text:style-name="Normal"><text:span text:style-name="T100"><text:s text:c="4"/>getrusage(RUSAGE_SELF, &amp;r_usage); <text:s text:c="3"/></text:span></text:p>
      <text:p text:style-name="Normal"><text:span text:style-name="T101"><text:s text:c="4"/>cout &lt;&lt; "Memory usage: " &lt;&lt; r_usage.ru_maxrss &lt;&lt; " kilobytes" &lt;&lt; endl;</text:span></text:p>
      <text:p text:style-name="Normal"><text:span text:style-name="T10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style:style style:name="Standard" style:display-name="Standard" style:family="paragraph">
      <style:paragraph-properties fo:line-height="100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style:style style:name="Textbody" style:display-name="Text body" style:family="paragraph" style:parent-style-name="Normal">
      <style:paragraph-properties fo:margin-bottom="0.0972in" fo:line-height="115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16T17:05:00Z</meta:creation-date>
    <dc:date>2023-11-28T18:02:00Z</dc:date>
    <meta:template xlink:href="Normal" xlink:type="simple"/>
    <meta:editing-cycles>5</meta:editing-cycles>
    <meta:editing-duration>PT420S</meta:editing-duration>
    <meta:document-statistic meta:page-count="4" meta:paragraph-count="5" meta:word-count="398" meta:character-count="2665" meta:row-count="18" meta:non-whitespace-character-count="2272"/>
  </office:meta>
</office:document-meta>
</file>